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Kai TW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 PL UKai TW" fo:font-size="12pt" officeooo:rsid="002173ed" officeooo:paragraph-rsid="002173ed" style:font-name-asian="AR PL UKai TW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 PL UKai TW" fo:font-size="24pt" officeooo:rsid="0036a346" officeooo:paragraph-rsid="0036a346" style:font-name-asian="AR PL UKai TW" style:font-size-asian="24pt" style:font-size-complex="24pt"/>
    </style:style>
    <style:style style:name="P3" style:family="paragraph" style:parent-style-name="Standard">
      <style:text-properties style:font-name="AR PL UKai TW" fo:font-size="12pt" officeooo:rsid="002173ed" officeooo:paragraph-rsid="002173ed" style:font-name-asian="AR PL UKai TW" style:font-size-asian="12pt" style:font-size-complex="12pt"/>
    </style:style>
    <style:style style:name="P4" style:family="paragraph" style:parent-style-name="Standard">
      <style:text-properties style:font-name="AR PL UKai TW" fo:font-size="12pt" officeooo:rsid="002173ed" officeooo:paragraph-rsid="0023c445" style:font-name-asian="AR PL UKai TW" style:font-size-asian="12pt" style:font-size-complex="12pt"/>
    </style:style>
    <style:style style:name="P5" style:family="paragraph" style:parent-style-name="Standard">
      <style:text-properties style:font-name="AR PL UKai TW" fo:font-size="12pt" officeooo:rsid="002173ed" officeooo:paragraph-rsid="0075263c" style:font-name-asian="AR PL UKai TW" style:font-size-asian="12pt" style:font-size-complex="12pt"/>
    </style:style>
    <style:style style:name="P6" style:family="paragraph" style:parent-style-name="Standard">
      <style:text-properties style:font-name="AR PL UKai TW" fo:font-size="12pt" officeooo:rsid="002173ed" officeooo:paragraph-rsid="00768918" style:font-name-asian="AR PL UKai TW" style:font-size-asian="12pt" style:font-size-complex="12pt"/>
    </style:style>
    <style:style style:name="P7" style:family="paragraph" style:parent-style-name="Standard">
      <style:text-properties style:font-name="AR PL UKai TW" fo:font-size="12pt" officeooo:rsid="0075263c" officeooo:paragraph-rsid="0075263c" style:font-name-asian="AR PL UKai TW" style:font-size-asian="12pt" style:font-size-complex="12pt"/>
    </style:style>
    <style:style style:name="P8" style:family="paragraph" style:parent-style-name="Standard">
      <style:text-properties style:font-name="AR PL UKai TW" fo:font-size="12pt" officeooo:rsid="0075263c" officeooo:paragraph-rsid="00768918" style:font-name-asian="AR PL UKai TW" style:font-size-asian="12pt" style:font-size-complex="12pt"/>
    </style:style>
    <style:style style:name="P9" style:family="paragraph" style:parent-style-name="Standard">
      <style:text-properties style:font-name="AR PL UKai TW" fo:font-size="12pt" officeooo:rsid="0024cfbb" officeooo:paragraph-rsid="00262d7f" style:font-name-asian="AR PL UKai TW" style:font-size-asian="12pt" style:font-size-complex="12pt"/>
    </style:style>
    <style:style style:name="P10" style:family="paragraph" style:parent-style-name="Standard">
      <style:text-properties style:font-name="AR PL UKai TW" fo:font-size="12pt" officeooo:rsid="0024cfbb" officeooo:paragraph-rsid="0077a16a" style:font-name-asian="AR PL UKai TW" style:font-size-asian="12pt" style:font-size-complex="12pt"/>
    </style:style>
    <style:style style:name="P11" style:family="paragraph" style:parent-style-name="Standard">
      <style:text-properties style:font-name="AR PL UKai TW" fo:font-size="12pt" officeooo:rsid="0077a16a" officeooo:paragraph-rsid="0077a16a" style:font-name-asian="AR PL UKai TW" style:font-size-asian="12pt" style:font-size-complex="12pt"/>
    </style:style>
    <style:style style:name="P12" style:family="paragraph" style:parent-style-name="Standard">
      <style:text-properties style:font-name="AR PL UKai TW" fo:font-size="12pt" officeooo:rsid="0077a16a" officeooo:paragraph-rsid="0078827c" style:font-name-asian="AR PL UKai TW" style:font-size-asian="12pt" style:font-size-complex="12pt"/>
    </style:style>
    <style:style style:name="P13" style:family="paragraph" style:parent-style-name="Standard">
      <style:text-properties style:font-name="AR PL UKai TW" fo:font-size="12pt" officeooo:rsid="0077a16a" officeooo:paragraph-rsid="007940ae" style:font-name-asian="AR PL UKai TW" style:font-size-asian="12pt" style:font-size-complex="12pt"/>
    </style:style>
    <style:style style:name="P14" style:family="paragraph" style:parent-style-name="Standard">
      <style:text-properties style:font-name="AR PL UKai TW" fo:font-size="12pt" officeooo:rsid="0077a16a" officeooo:paragraph-rsid="007a7a5a" style:font-name-asian="AR PL UKai TW" style:font-size-asian="12pt" style:font-size-complex="12pt"/>
    </style:style>
    <style:style style:name="P15" style:family="paragraph" style:parent-style-name="Standard">
      <style:text-properties style:font-name="AR PL UKai TW" fo:font-size="12pt" officeooo:rsid="0079f5b2" officeooo:paragraph-rsid="0079f5b2" style:font-name-asian="AR PL UKai TW" style:font-size-asian="12pt" style:font-size-complex="12pt"/>
    </style:style>
    <style:style style:name="P16" style:family="paragraph" style:parent-style-name="Standard">
      <style:text-properties style:use-window-font-color="true" style:font-name="AR PL UKai TW" fo:font-size="12pt" style:text-underline-style="none" officeooo:rsid="0023c445" officeooo:paragraph-rsid="0023c445" style:font-name-asian="AR PL UKai TW" style:font-size-asian="12pt" style:font-size-complex="12pt"/>
    </style:style>
    <style:style style:name="P17" style:family="paragraph" style:parent-style-name="Standard">
      <style:text-properties style:use-window-font-color="true" style:font-name="AR PL UKai TW" fo:font-size="12pt" officeooo:rsid="007d3508" officeooo:paragraph-rsid="007d3508" style:font-name-asian="AR PL UKai TW" style:font-size-asian="12pt" style:font-size-complex="12pt"/>
    </style:style>
    <style:style style:name="P18" style:family="paragraph" style:parent-style-name="Standard">
      <style:text-properties style:use-window-font-color="true" style:font-name="AR PL UKai TW" fo:font-size="12pt" officeooo:rsid="007d3508" officeooo:paragraph-rsid="007e438d" style:font-name-asian="AR PL UKai TW" style:font-size-asian="12pt" style:font-size-complex="12pt"/>
    </style:style>
    <style:style style:name="P19" style:family="paragraph" style:parent-style-name="Standard">
      <style:text-properties style:use-window-font-color="true" style:font-name="AR PL UKai TW" fo:font-size="12pt" officeooo:rsid="007e438d" officeooo:paragraph-rsid="007e438d" style:font-name-asian="AR PL UKai TW" style:font-size-asian="12pt" style:font-size-complex="12pt"/>
    </style:style>
    <style:style style:name="T1" style:family="text">
      <style:text-properties officeooo:rsid="00228051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officeooo:rsid="0021d539"/>
    </style:style>
    <style:style style:name="T4" style:family="text">
      <style:text-properties style:use-window-font-color="true" style:text-underline-style="none" officeooo:rsid="0075263c"/>
    </style:style>
    <style:style style:name="T5" style:family="text">
      <style:text-properties style:use-window-font-color="true" style:text-underline-style="none" officeooo:rsid="00768918"/>
    </style:style>
    <style:style style:name="T6" style:family="text">
      <style:text-properties officeooo:rsid="0073fd6f"/>
    </style:style>
    <style:style style:name="T7" style:family="text">
      <style:text-properties officeooo:rsid="0075263c"/>
    </style:style>
    <style:style style:name="T8" style:family="text">
      <style:text-properties officeooo:rsid="0077a16a"/>
    </style:style>
    <style:style style:name="T9" style:family="text">
      <style:text-properties officeooo:rsid="0078827c"/>
    </style:style>
    <style:style style:name="T10" style:family="text">
      <style:text-properties officeooo:rsid="007940ae"/>
    </style:style>
    <style:style style:name="T11" style:family="text">
      <style:text-properties officeooo:rsid="0079f5b2"/>
    </style:style>
    <style:style style:name="T12" style:family="text">
      <style:text-properties officeooo:rsid="007a2225"/>
    </style:style>
    <style:style style:name="T13" style:family="text">
      <style:text-properties officeooo:rsid="007a7a5a"/>
    </style:style>
    <style:style style:name="T14" style:family="text">
      <style:text-properties officeooo:rsid="007c5f69"/>
    </style:style>
    <style:style style:name="T15" style:family="text">
      <style:text-properties officeooo:rsid="007e43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BSP.bin</text:span> 製作流程報告</text:p>
      <text:p text:style-name="P1"><text:span text:style-name="T1">1. </text:span>首先在<text:span text:style-name="T7">Windows平台</text:span>下載<text:span text:style-name="T7">mksd版本 :</text:span> <text:span text:style-name="T7">rtx-abb-yocto-2017-5-4 (for ABB_B10 board)</text:span></text:p>
      <text:p text:style-name="P1"><text:tab/>- 首先解壓縮<text:span text:style-name="T7">mksd, </text:span>執行<text:span text:style-name="T7">mksd及</text:span>準備一<text:span text:style-name="T7">SD卡插入為了製作update卡所使用.</text:span></text:p>
      <text:p text:style-name="P5"><text:tab/>- <text:span text:style-name="T7">Start – Finish Update Card.</text:span></text:p>
      <text:p text:style-name="P5"/>
      <text:p text:style-name="P4"><text:span text:style-name="T1">2. 將MicroSD卡</text:span><text:span text:style-name="T3">插入</text:span><text:span text:style-name="T4">ABB板端,切外卡開機. PowerOn開始Update板端Internal EMMC完成.</text:span></text:p>
      <text:p text:style-name="P6"><text:tab/>- <text:span text:style-name="T7">update system finished......</text:span></text:p>
      <text:p text:style-name="P6"/>
      <text:p text:style-name="P7"><text:span text:style-name="T2">3. 切內部EMMC開機, 到kernel確定開機沒問題,關機. (此步驟確定uboot參數寫入Emmc完成)</text:span></text:p>
      <text:p text:style-name="P8"><text:span text:style-name="T2"><text:tab/>- </text:span><text:span text:style-name="T5">Writing to MMC(2)... done</text:span></text:p>
      <text:p text:style-name="P16"/>
      <text:p text:style-name="P9"><text:span text:style-name="T7">4</text:span>. 再利用另一<text:span text:style-name="T7">MicroSD</text:span>卡開機,並開始執行<text:span text:style-name="T7">DD EMMC Bin 檔動作.</text:span></text:p>
      <text:p text:style-name="P10"><text:tab/>- <text:span text:style-name="T8">cat /run/media/mmcblk0p1/etc/version (20170503062214) </text:span>確認內卡版本無誤</text:p>
      <text:p text:style-name="P10"><text:tab/>- <text:span text:style-name="T8">BSP 20170503062214.bin</text:span></text:p>
      <text:p text:style-name="P10"><text:tab/><text:tab/><text:span text:style-name="T8">dd if=/dev/mmcblk0 of=/run/media/sda1/BSP_20170503062214.bin bs=512 count=2</text:span></text:p>
      <text:p text:style-name="P12"><text:tab/><text:tab/>dd if=/dev/mmcblk0boot0 <text:span text:style-name="T9">of=</text:span>/run/media/sda1/BSP_20170503062214.bin bs=1k seek=1 skip=1 <text:span text:style-name="T10">count=1024</text:span></text:p>
      <text:p text:style-name="P11"><text:tab/><text:tab/><text:tab/>(input來源skip 1k, output目的seek 1k, size大小<text:span text:style-name="T10">1MB</text:span>)</text:p>
      <text:p text:style-name="P13"><text:tab/><text:tab/>dd if=/dev/mmcblk0 of=/run/media/sda1/BSP_20170503062214.bin bs=1k seek=7<text:span text:style-name="T10">68</text:span> skip=7<text:span text:style-name="T10">68</text:span> count=<text:span text:style-name="T11">1</text:span><text:tab/></text:p>
      <text:p text:style-name="P11"><text:tab/><text:tab/><text:tab/>(dd u-boot <text:span text:style-name="T12">Setting</text:span> size=1<text:span text:style-name="T11">KB</text:span>)</text:p>
      <text:p text:style-name="P15"><text:tab/><text:tab/><text:span text:style-name="T13">Check Uboot : </text:span>hexdump /run/media/sda1/BSP_20170503062214.bin -s 1024 -n 1024</text:p>
      <text:p text:style-name="P15"><text:tab/><text:tab/><text:span text:style-name="T13">Check Uboot Setting : </text:span>hexdump /run/media/sda1/BSP_20170503062214.bin -s 786432 -n 1024</text:p>
      <text:p text:style-name="P14"><text:tab/><text:tab/>dd if=/dev/mmcblk0 of=/run/media/sda1/BSP_20170503062214.bin bs=1M seek=1 skip=1 count=3<text:span text:style-name="T14">4</text:span>00</text:p>
      <text:p text:style-name="P14"><text:tab/><text:tab/><text:tab/>(count &gt; 3<text:span text:style-name="T14">3</text:span>64)</text:p>
      <text:p text:style-name="P14"/>
      <text:p text:style-name="P17">5. 清除內部EMMC資料 </text:p>
      <text:p text:style-name="P17"><text:tab/>echo 0 &gt; /sys/block/mmcblk0boot0/force_ro<text:tab/>(# Enable writes to /dev/mmcblk0boot0)</text:p>
      <text:p text:style-name="P17"><text:tab/>dd if=/dev/zero of=/dev/mmcblk0boot0</text:p>
      <text:p text:style-name="P17"><text:tab/>echo 1 &gt; /sys/block/mmcblk0boot0/force_ro</text:p>
      <text:p text:style-name="P17"><text:tab/>dd if=/dev/zero of=/dev/mmcblk0</text:p>
      <text:p text:style-name="P18"><text:tab/><text:span text:style-name="T15">內卡開機確認 </text:span></text:p>
      <text:p text:style-name="P17">6. 驗證 <text:span text:style-name="T8">BSP_20170503062214.bin</text:span> to /dev/mmcblk0 &gt;</text:p>
      <text:p text:style-name="P17"><text:tab/>echo 0 &gt; /sys/block/mmcblk0boot0/force_ro</text:p>
      <text:p text:style-name="P17"><text:tab/>dd if=<text:span text:style-name="T8">/run/media/sda1/BSP_20170503062214.bin</text:span> of=/dev/mmcblk0boot0 bs=1k seek=1 skip=1 count=1024 </text:p>
      <text:p text:style-name="P17"><text:tab/>echo 1 &gt; /sys/block/mmcblk0boot0/force_ro</text:p>
      <text:p text:style-name="P17"><text:tab/>dd if=<text:span text:style-name="T8">/run/media/sda1/BSP_20170503062214.bin</text:span> of=/dev/mmcblk0</text:p>
      <text:p text:style-name="P17"><text:tab/>hexdump /dev/mmcblk0boot0</text:p>
      <text:p text:style-name="P17"><text:tab/>hexdump /dev/mmcblk0</text:p>
      <text:p text:style-name="P19"><text:tab/>內卡開機確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Kai TW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cm" fo:margin-left="2cm" fo:margin-right="2cm" style:shadow="none" fo:background-color="transparent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6T10:47:44.011890046</dc:date>
    <meta:print-date>1900-12-31T16:00:00</meta:print-date>
    <meta:editing-cycles>108</meta:editing-cycles>
    <meta:editing-duration>PT16H35M36S</meta:editing-duration>
    <meta:generator>LibreOffice/4.2.6.3$Linux_X86_64 LibreOffice_project/420m0$Build-3</meta:generator>
    <meta:document-statistic meta:table-count="0" meta:image-count="0" meta:object-count="0" meta:page-count="1" meta:paragraph-count="34" meta:word-count="301" meta:character-count="1656" meta:non-whitespace-character-count="14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